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1886fe" officeooo:paragraph-rsid="001886f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1a2d59" officeooo:paragraph-rsid="001a2d5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rsid="001a2d59" officeooo:paragraph-rsid="001a2d59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weight="normal" officeooo:rsid="001886fe" officeooo:paragraph-rsid="001886f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weight="normal" officeooo:rsid="001886fe" officeooo:paragraph-rsid="001886f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officeooo:rsid="001a2d59" officeooo:paragraph-rsid="001a2d59" style:font-weight-asian="normal" style:font-weight-complex="normal"/>
    </style:style>
    <style:style style:name="T1" style:family="text">
      <style:text-properties officeooo:rsid="001886f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2d59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AULA 09 – </text:span><text:s/>MKDIR, RMDIR, RM -R - MANIPULAÇÃO DE DIRETÓRIOS</text:h>
      <text:p text:style-name="P2"/>
      <text:p text:style-name="P2">*** <text:span text:style-name="T1">COMANDO MKDIR ***</text:span></text:p>
      <text:p text:style-name="P2"/>
      <text:list xml:id="list3678008519" text:style-name="L1">
        <text:list-item>
          <text:p text:style-name="P6">Criar um ou mais diretórios</text:p>
        </text:list-item>
      </text:list>
      <text:p text:style-name="P7"/>
      <text:p text:style-name="P7">mkdir [opções] <text:s/>nome_diretórios</text:p>
      <text:p text:style-name="P7"/>
      <text:p text:style-name="P7">Opções:</text:p>
      <text:p text:style-name="P7"/>
      <text:p text:style-name="P7"><text:span text:style-name="T2">-m</text:span> <text:span text:style-name="T2">modo</text:span> Define direitos de acesso no modo octal</text:p>
      <text:p text:style-name="P7"/>
      <text:p text:style-name="P7"><text:span text:style-name="T2">-p</text:span> Cria subdiretórios recursivamente</text:p>
      <text:p text:style-name="P7"/>
      <text:p text:style-name="P3">*** <text:span text:style-name="T3">COMANDO RM *** </text:span></text:p>
      <text:p text:style-name="P3"/>
      <text:p text:style-name="P4"><text:span text:style-name="T4">Este comando pode ser usado para </text:span>excluir <text:span text:style-name="T4">tanto arquivos quanto diretórios.</text:span></text:p>
      <text:p text:style-name="P8"/>
      <text:p text:style-name="P8">Para excluir aquivos</text:p>
      <text:p text:style-name="P8"/>
      <text:p text:style-name="P4">rm [opções] arquivo_diretório</text:p>
      <text:p text:style-name="P4"/>
      <text:p text:style-name="P8">Para excluir um diretório ocupado</text:p>
      <text:p text:style-name="P4"/>
      <text:p text:style-name="P4">rm -r nome_diretorio</text:p>
      <text:p text:style-name="P4"/>
      <text:p text:style-name="P5">*** COMANDO rm -Rf / ***</text:p>
      <text:p text:style-name="P5"/>
      <text:p text:style-name="P8">Este comando remove <text:span text:style-name="T2">recursivamente </text:span>todos os <text:span text:style-name="T2">arquivos e diretórios </text:span>de seus sistema Linux. Até a <text:span text:style-name="T2">raiz</text:span></text:p>
      <text:p text:style-name="P4"/>
      <text:p text:style-name="P8"><text:span text:style-name="T2">NUNCA </text:span>o execute!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7T09:24:18.695935238</meta:creation-date>
    <dc:date>2020-01-29T21:30:42.412983815</dc:date>
    <meta:editing-duration>PT32M44S</meta:editing-duration>
    <meta:editing-cycles>2</meta:editing-cycles>
    <meta:generator>LibreOffice/6.3.4.2.0$Linux_X86_64 LibreOffice_project/30$Build-2</meta:generator>
    <meta:document-statistic meta:table-count="0" meta:image-count="0" meta:object-count="0" meta:page-count="1" meta:paragraph-count="16" meta:word-count="91" meta:character-count="562" meta:non-whitespace-character-count="484"/>
  </office:meta>
</office:document-meta>
</file>